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text-properties fo:color="#ff0000" style:font-name="Times New Roman1" fo:font-size="12pt" fo:font-weight="bold" style:font-size-asian="12pt" style:font-weight-asian="bold" style:font-size-complex="12pt" style:font-weight-complex="bold"/>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text-properties style:font-name="Times New Roman1" fo:font-size="12pt" fo:font-weight="normal" style:font-size-asian="12pt" style:font-weight-asian="normal" style:font-size-complex="12pt" style:font-weight-complex="normal"/>
    </style:style>
    <style:style style:name="P5" style:family="paragraph" style:parent-style-name="Standard">
      <style:text-properties fo:color="#800000" style:font-name="Times New Roman1" fo:font-size="12pt" fo:font-weight="bold" style:font-size-asian="12pt" style:font-weight-asian="bold" style:font-size-complex="12pt" style:font-weight-complex="bold"/>
    </style:style>
    <style:style style:name="P6" style:family="paragraph" style:parent-style-name="Standard">
      <style:text-properties fo:color="#0000ff" style:font-name="Times New Roman1" fo:font-size="12pt" fo:font-weight="bold" style:font-size-asian="12pt" style:font-weight-asian="bold" style:font-size-complex="12pt" style:font-weight-complex="bold"/>
    </style:style>
    <style:style style:name="P7" style:family="paragraph" style:parent-style-name="Standard">
      <style:paragraph-properties fo:break-before="page"/>
      <style:text-properties style:font-name="Times New Roman1" fo:font-size="12pt" style:font-size-asian="12pt" style:font-size-complex="12pt"/>
    </style:style>
    <style:style style:name="P8" style:family="paragraph" style:parent-style-name="Heading_20_3">
      <style:text-properties fo:color="#0066cc"/>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text-properties style:font-name="Times New Roman1" fo:font-size="12pt" style:font-size-asian="12pt" style:font-size-complex="12pt"/>
    </style:style>
    <style:style style:name="P12" style:family="paragraph" style:parent-style-name="Standard" style:list-style-name="L1">
      <style:text-properties style:font-name="Times New Roman1" fo:font-size="12pt" style:font-size-asian="12pt" style:font-size-complex="12pt"/>
    </style:style>
    <style:style style:name="P13" style:family="paragraph" style:parent-style-name="Standard" style:list-style-name="L2">
      <style:text-properties style:font-name="Times New Roman1" fo:font-size="12pt" style:font-size-asian="12pt" style:font-size-complex="12pt"/>
    </style:style>
    <style:style style:name="P14" style:family="paragraph" style:parent-style-name="Heading_20_1">
      <style:paragraph-properties fo:text-align="center" style:justify-single-word="false"/>
    </style:style>
    <style:style style:name="P15" style:family="paragraph" style:parent-style-name="Heading_20_1">
      <style:paragraph-properties fo:text-align="center" style:justify-single-word="false" fo:break-before="page"/>
    </style:style>
    <style:style style:name="P16" style:family="paragraph" style:parent-style-name="Text_20_body">
      <style:paragraph-properties fo:margin-left="0in" fo:margin-right="0in" fo:margin-top="0in" fo:margin-bottom="0.0835in" fo:text-align="justify" style:justify-single-word="false" fo:text-indent="0in" style:auto-text-indent="false"/>
    </style:style>
    <style:style style:name="T1" style:family="text">
      <style:text-properties fo:color="#000000"/>
    </style:style>
    <style:style style:name="T2" style:family="text">
      <style:text-properties fo:color="#800000"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color="#cc0000"/>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66cc"/>
    </style:style>
    <style:style style:name="T8" style:family="text">
      <style:text-properties style:font-name="Times New Roman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What's New<text:tab/>2</text:p>
          <text:p text:style-name="P10">Getting Started<text:tab/>2</text:p>
          <text:p text:style-name="P10">Customizing the Template<text:tab/>4</text:p>
          <text:p text:style-name="P10">Macros<text:tab/>5</text:p>
          <text:p text:style-name="P9">A_GetADI (Read ADI button on OC_Config sheet)<text:tab/>5</text:p>
          <text:p text:style-name="P9">A_GetADI <text:tab/>5</text:p>
          <text:p text:style-name="P9">A_GetADI_Ask4Duplicates<text:tab/>6</text:p>
          <text:p text:style-name="P9">A_GetADI_Skip_Duplicates<text:tab/>6</text:p>
          <text:p text:style-name="P9">A_WAS<text:tab/>6</text:p>
          <text:p text:style-name="P9">A_CorrectData<text:tab/>6</text:p>
          <text:p text:style-name="P9">A_EspritdeMil<text:tab/>6</text:p>
          <text:p text:style-name="P9">A_FirstResp<text:tab/>6</text:p>
          <text:p text:style-name="P9">A_m2x25<text:tab/>6</text:p>
          <text:p text:style-name="P9">A_Alpha<text:tab/>6</text:p>
          <text:p text:style-name="P9">A_Nightowl<text:tab/>6</text:p>
          <text:p text:style-name="P9">A_Counties<text:tab/>7</text:p>
          <text:p text:style-name="P9">A_WACanada<text:tab/>7</text:p>
          <text:p text:style-name="P9">A_Millionaire<text:tab/>7</text:p>
          <text:p text:style-name="P9">A_SequenceNum<text:tab/>7</text:p>
          <text:p text:style-name="P9">A_Membership<text:tab/>7</text:p>
          <text:p text:style-name="P9">A_Scrabble<text:tab/>7</text:p>
          <text:p text:style-name="P9">A_Route66<text:tab/>8</text:p>
          <text:p text:style-name="P9">A_CallDist<text:tab/>8</text:p>
          <text:p text:style-name="P9">A_Y2K<text:tab/>8</text:p>
          <text:p text:style-name="P9">A_Statehood<text:tab/>8</text:p>
          <text:p text:style-name="P9">A_Wpx<text:tab/>8</text:p>
          <text:p text:style-name="P9">A_KingsQueens<text:tab/>8</text:p>
          <text:p text:style-name="P9">A_Postal<text:tab/>8</text:p>
          <text:p text:style-name="P9">A_VIP<text:tab/>8</text:p>
          <text:p text:style-name="P9">A_SpellBee<text:tab/>9</text:p>
          <text:p text:style-name="P9">A_Capitols<text:tab/>9</text:p>
          <text:p text:style-name="P9">A_Centurion<text:tab/>9</text:p>
          <text:p text:style-name="P9">A_FamilyTree<text:tab/>9</text:p>
          <text:p text:style-name="P9">A_StateFlag<text:tab/>9</text:p>
          <text:p text:style-name="P9">A_GridSquare<text:tab/>9</text:p>
          <text:p text:style-name="P9">A_RiverRoad<text:tab/>9</text:p>
          <text:p text:style-name="P9">A_Cobb<text:tab/>9</text:p>
          <text:p text:style-name="P9">A_FatherTime<text:tab/>10</text:p>
          <text:p text:style-name="P9">A_US_Military<text:tab/>10</text:p>
          <text:p text:style-name="P9">A_Princess<text:tab/>10</text:p>
          <text:p text:style-name="P9">A_DXCC<text:tab/>10</text:p>
          <text:p text:style-name="P9">A_President<text:tab/>10</text:p>
          <text:p text:style-name="P9">A_CityCounty<text:tab/>10</text:p>
          <text:p text:style-name="P9"><text:soft-page-break/>A_Fort<text:tab/>11</text:p>
          <text:p text:style-name="P9">A_Clergy<text:tab/>11</text:p>
        </text:index-body>
      </text:table-of-content>
      <text:p text:style-name="P1"/>
      <text:h text:style-name="Heading_20_1" text:outline-level="1">What's New</text:h>
      <text:p text:style-name="P3">Apache OpenOffice 4.1.10 was used to test the macros.</text:p>
      <text:p text:style-name="P3"><text:span text:style-name="T4">The Java Run-time Environment (JRE) must be installed before the macros will run</text:span>.</text:p>
      <text:p text:style-name="P6"/>
      <text:p text:style-name="P6">NEW in 2022template.ods</text:p>
      <text:p text:style-name="P5">Support for N3FJP Logging Software, just add NetName OM# to the “Other” field in order to load ADI exported file into contacts sheet.</text:p>
      <text:p text:style-name="P3"/>
      <text:p text:style-name="P3">The 2022 version includes routines from 2021and earlier.</text:p>
      <text:list xml:id="list1239353320744497299" text:style-name="L1">
        <text:list-item>
          <text:p text:style-name="P12"><text:s/>Read an ADI file generated by Net Logger or N3FJP logging software for data import. <text:span text:style-name="T3">WARNING</text:span> – Errors in the Net Logger Data may cause problems. Many common errors are trapped during the import. Check your OM_Ct sheet!</text:p>
        </text:list-item>
        <text:list-item>
          <text:p text:style-name="P12">Automatically loads membership, military, Firstr Responders, Capitols and TopOp rosters when opening template.</text:p>
        </text:list-item>
        <text:list-item>
          <text:p text:style-name="P12">Calculations for the OM 100 award <text:s/>2017 through 2024</text:p>
        </text:list-item>
        <text:list-item>
          <text:p text:style-name="P12">Check the OM_Ct tab for new members </text:p>
        </text:list-item>
        <text:list-item>
          <text:p text:style-name="P12">Older version of Net Logger did not keep mobile or portable information in the same location. You may need to add MOBILE to column K to ensure that mobile contacts are indicated as such.</text:p>
        </text:list-item>
      </text:list>
      <text:p text:style-name="P3"/>
      <text:p text:style-name="P3"/>
      <text:p text:style-name="P3"/>
      <text:h text:style-name="P14" text:outline-level="1">Getting Started</text:h>
      <text:p text:style-name="P3">Please follow the instructions below to ensure proper operation of the macros <text:line-break/><text:span text:style-name="T2">(JAVA Runtime Environment (JRE) must be installed, preferably before installing Open Office)</text:span></text:p>
      <text:list xml:id="list536412073622615534" text:style-name="L2">
        <text:list-item>
          <text:p text:style-name="P13">Make a folder to place the template.</text:p>
        </text:list-item>
        <text:list-item>
          <text:p text:style-name="P13">Save the template and nstructions file to this folder. </text:p>
        </text:list-item>
        <text:list-item>
          <text:p text:style-name="P13">Update All Links: selecting yes will instruct the template to refresh all of the rosters from the OMISS website. <text:s/>If you open &amp; close the file frequently throughout the day, you only need to do this once at the beginning of the day. <text:s/>It's up to you how often you want to refresh, but having the latest rosters will help insure all OM membership is up to date. <text:s/>You may be prompted twice, once before the Macro permissions and after. <text:s/>Select Yes to both be sure rosters are refreshed, or no, if you've already done so for the day. </text:p>
        </text:list-item>
        <text:list-item>
          <text:p text:style-name="P13"><draw:frame draw:style-name="fr1" draw:name="graphics4" text:anchor-type="paragraph" svg:x="1.2646in" svg:y="0.0339in" svg:width="1.372in" svg:height="0.7673in" draw:z-index="4"><draw:image/></draw:frame><draw:frame draw:style-name="fr1" draw:name="graphics6" text:anchor-type="paragraph" svg:x="3.1874in" svg:y="0.0146in" svg:width="2.0228in" svg:height="0.7598in" draw:z-index="3"><draw:image/></draw:frame>Open the ods file and select “Enable Macros”.</text:p>
          <text:p text:style-name="P13"><draw:frame draw:style-name="fr2" draw:name="graphics5" text:anchor-type="paragraph" svg:width="3.4327in" svg:height="1.2957in" draw:z-index="0"><draw:image/></draw:frame><text:soft-page-break/></text:p>
        </text:list-item>
        <text:list-item>
          <text:p text:style-name="P13">Click on the OC_Config tab and scroll over to column B. Put your call sign in cell B2 (yellow background) and your OMISS number in cell B3 <text:s/>(gold background). </text:p>
          <text:p text:style-name="P13"><draw:frame draw:style-name="fr2" draw:name="graphics1" text:anchor-type="paragraph" svg:width="6.6752in" svg:height="3.3335in" draw:z-index="1"><draw:image/></draw:frame></text:p>
        </text:list-item>
        <text:list-item>
          <text:p text:style-name="P13">Save the workbook with a new name like callsign.ods.</text:p>
        </text:list-item>
        <text:list-item>
          <text:p text:style-name="P13">Open Net Logger, Select Export Contacts, To ADIF file. Check Export All records. Enter the file name and location specified in step 5. After the initial download, only new contacts need be selected because A_GetADI <text:span text:style-name="T6">appends</text:span> rather than overwrites data in OM_ct.<text:line-break/></text:p>
        </text:list-item>
      </text:list>
      <text:p text:style-name="P3"/>
      <text:h text:style-name="P15" text:outline-level="1">Customizing the Template</text:h>
      <text:p text:style-name="P3"/>
      <text:p text:style-name="P3">You may freely adjust column widths, font sizes and styles to fit your taste. <text:s/>If the numbers in a column don't look right, right-click on the column and change the format to an appropriate value. Frequencies should be to 3 decimal places. Member numbers are always numbers. Date and time formats can be changed as desired. Columns G, H, I, O, P, S, T, U, and V are not used by any macro and you can put any value into those columns.</text:p>
      <text:p text:style-name="Standard"><text:span text:style-name="T8"><text:line-break/></text:span></text:p>
      <text:p text:style-name="Standard"><text:span text:style-name="T1">Keep in mind, any updates to the template will set your formatting back to the default, so you may not want to spend a lot of time customizing the document. <text:s/>Some worksheets may be missing some formatting. <text:s/>We’re fixing those as we see them, so thanks for your patience.</text:span></text:p>
      <text:p text:style-name="P16"><text:span text:style-name="T1">If you find a problem, something does not work correctly, send you workbook back with a report of the malfunction and I’ll try to fix it. Skype address: dr.m.l.maddox email: </text:span><text:a xlink:type="simple" xlink:href="mailto:mikelmaddox@aol.com" text:style-name="Internet_20_link" text:visited-style-name="Visited_20_Internet_20_Link">mikelmaddox@aol.com</text:a> or Paul Reedy <text:a xlink:type="simple" xlink:href="mailto:paul_reedy@hotmail.com" text:style-name="Internet_20_link" text:visited-style-name="Visited_20_Internet_20_Link">paul_reedy@hotmail.com</text:a> who is hosting the template on his github account <text:a xlink:type="simple" xlink:href="https://github.com/x2rider/OMISS-Awards" text:style-name="Internet_20_link" text:visited-style-name="Visited_20_Internet_20_Link">https://github.com/x2rider/OMISS-Awards</text:a> where the latest updates can be downloaded.</text:p>
      <text:p text:style-name="P16"/>
      <text:p text:style-name="P3"/>
      <text:p text:style-name="P7"/>
      <text:h text:style-name="P14" text:outline-level="1">Macros</text:h>
      <text:h text:style-name="P8" text:outline-level="3">A_GetADI (Read ADI button on OC_Config sheet)</text:h>
      <text:p text:style-name="P3">This routine reads an ADI file created by Net Logger and sorts the entries by OM number.</text:p>
      <text:p text:style-name="P2">Use the “Select ADI File” button to select your exported ADI file. <text:s/>The template will automatically fill out the Data Files Directory and Your Adi File name fields.</text:p>
      <text:p text:style-name="P3"/>
      <text:p text:style-name="P3">Entries that do not have a net name starting with OMISS are discarded as not OMISS contacts. Check your Net Logger entries before exporting the ADIF file.</text:p>
      <text:p text:style-name="P3"/>
      <text:p text:style-name="P3">For N3FJP and other logging softwares, utilize the “Other” field using the format of “OMISS OM#” to identify the contact is an OMISS contact, and the contacts OM#. <text:s/>Put Familiar if non-member that may join in the future.</text:p>
      <text:p text:style-name="P3"/>
      <text:p text:style-name="P3">If the frequency is not included in the file or is non-numeric, it is saved as 1.1.</text:p>
      <text:p text:style-name="P3"/>
      <text:p text:style-name="P3">Once you have pressed the Read ADI File button and the OM_Ct tab is populated, then you can press the “Run All Awards” button to run the macros for ALL awards automatically. <text:s/>Note: <text:s/>Some tabs will clear data and repopulate, while others may see existing data, and leave them alone.</text:p>
      <text:p text:style-name="P3">To create the ADI file, open Net Logger, select File, Export Contacts, To ADIF file. The first time, you should check “Export All Records”. After that, you can select those records for export by control clicking the desired records. Save the ADIF file to the folder created above.</text:p>
      <text:p text:style-name="P3"/>
      <text:p text:style-name="Standard"><draw:frame draw:style-name="fr2" draw:name="graphics2" text:anchor-type="paragraph" svg:width="5.0693in" svg:height="1.6354in" draw:z-index="2"><draw:image/></draw:frame></text:p>
      <text:h text:style-name="P8" text:outline-level="3">A_GetADI </text:h>
      <text:p text:style-name="P3">Appends the new contacts to the end of the OM_Ct tab. A_GetADI adds a few thousand records/minute to the OM_Ct tab. <text:s/>Marks values in red if the import found anything unusual. If you find a red cell, check the values in that line. Some values are in yellow. These are warnings and should be checked for validity.</text:p>
      <text:p text:style-name="P3"/>
      <text:h text:style-name="P8" text:outline-level="3"><text:soft-page-break/>A_GetADI_Ask4Duplicates</text:h>
      <text:p text:style-name="P3">Similar to macro above but asks if detected duplicates (same call, date, band, and time within 1 minute) should be added to the OM_Ct tab.</text:p>
      <text:p text:style-name="P3"/>
      <text:h text:style-name="P8" text:outline-level="3">A_GetADI_Skip_Duplicates</text:h>
      <text:p text:style-name="P3">Similar to macros above but does not add those detected as duplicates.</text:p>
      <text:p text:style-name="P3"/>
      <text:h text:style-name="Heading_20_3" text:outline-level="3"><text:span text:style-name="T7">A_WAS</text:span></text:h>
      <text:p text:style-name="P3">Uses the data in OM_Ct to check for WAS, all variations.</text:p>
      <text:p text:style-name="P3"/>
      <text:h text:style-name="P8" text:outline-level="3">A_CorrectData</text:h>
      <text:p text:style-name="P3">Used if the data from Net Logger is moved via a CSV file but not perfect since some fields may contain line feeds.</text:p>
      <text:p text:style-name="P3"/>
      <text:h text:style-name="P8" text:outline-level="3">A_EspritdeMil</text:h>
      <text:p text:style-name="P3">Computes squads, platoons, and companies for Esprit de Military award. Results on MilRoster tab. Column F has a 1 if the member has been added to a squad and a 2 if there are duplicates. Column P holds variables and column Q has the starting values.</text:p>
      <text:p text:style-name="P3"/>
      <text:h text:style-name="P8" text:outline-level="3">A_FirstResp</text:h>
      <text:p text:style-name="P3">Computes number of contacts for Dispatcher, EMT, Fire, Police, and Volunteers. Column I has a 1 to indicate that member has been contacted. Displayed in groups of 25. Row 2, columns D, E, F, and G hold the total number of First Responders of each type. FRroster tab.</text:p>
      <text:p text:style-name="P3"/>
      <text:h text:style-name="P8" text:outline-level="3">A_m2x25</text:h>
      <text:p text:style-name="P3">Computes number of bands for each member contacted. MultiBand tab.</text:p>
      <text:p text:style-name="P3"/>
      <text:h text:style-name="P8" text:outline-level="3">A_Alpha</text:h>
      <text:p text:style-name="P3">Uses 2x1 calls for the Alphabet award, sorts by band. Alpha tab.</text:p>
      <text:p text:style-name="P3"/>
      <text:h text:style-name="P8" text:outline-level="3">A_Nightowl</text:h>
      <text:p text:style-name="P3">Checks for 80 and 40m late net contacts. Checks first for 80m, then 40m to ensure no duplicates. NightOwl tab. Number of contacts for each band in column O.</text:p>
      <text:p text:style-name="P3"><text:soft-page-break/></text:p>
      <text:h text:style-name="P8" text:outline-level="3">A_Counties</text:h>
      <text:p text:style-name="P3">Tracks number of counties by band, ensures that county is used only once. Checks for county pairs.</text:p>
      <text:p text:style-name="P3">Puts county name in BadCounty tab if name is not found on county list in Counties tab. Correcting the county name in OM_Ct corrects the problem (usually spelling). If you get multiple counties for a single contact, then you need to make a separate entry in OM_Ct for each county. Insert a row, copy the row to the blank row and correct spelling of both counties. Contacts with non-members cannot be used for the Counties Award but can for the Twin Counties Award. There is a list of non-member contacts that can be used for the Twin Counties Award and a list of those already used. The BadCounties tab is cleared each time A_Counties is executed.</text:p>
      <text:p text:style-name="P3"/>
      <text:h text:style-name="P8" text:outline-level="3">A_WACanada</text:h>
      <text:p text:style-name="P3">Checks for contacts in Canadian Provinces for Worked All Canada Award. Canada Tab.</text:p>
      <text:p text:style-name="P3"/>
      <text:h text:style-name="P8" text:outline-level="3">A_Millionaire</text:h>
      <text:p text:style-name="P3">Adds member numbers to get close to award level. Leaves finding the last numbers to user if the gold seal is desired. Millionaire tab.</text:p>
      <text:p text:style-name="P3"/>
      <text:h text:style-name="P8" text:outline-level="3">A_SequenceNum</text:h>
      <text:p text:style-name="P3">Checks for member numbers for the OM 100 Gold, Silver, Green, and Red awards. Years 2017 through 2024 are supported. Each year has separate tab: Seqnnnn. SeqAny for the Red and Green awards.</text:p>
      <text:p text:style-name="P3"/>
      <text:h text:style-name="P8" text:outline-level="3">A_Membership</text:h>
      <text:p text:style-name="P3">Checks for contacts with members by band. Multiband as well. Membership tab.</text:p>
      <text:p text:style-name="P3"/>
      <text:h text:style-name="P8" text:outline-level="3">A_Scrabble</text:h>
      <text:p text:style-name="P3">Finds scrabble words that can be made from call signs. Sorts by band and computes sum. Results are on the Scrabble tab. List of words is on the Words tab. Columns G, O, W, AE, AM, AU, and BC hold two numbers. The number in row 1 is the row where the next values will be written and row 4 has the sum of the column. When the sum exceeds 500, the line number can be increased to leave a few blank lines for a header and the results submitted for the award. </text:p>
      <text:p text:style-name="P3"/>
      <text:h text:style-name="P8" text:outline-level="3"><text:soft-page-break/>A_Route66</text:h>
      <text:p text:style-name="P3">Finds MOBILE contacts (call sign/M, or mobile or mob in columns K or R) in counties through which Route 66 existed. Sorts by band. Identifies contacts with KC0LIV, KC5VGD, and KB1JTB for the single mobile award. Route66 tab.</text:p>
      <text:p text:style-name="P3"/>
      <text:h text:style-name="P8" text:outline-level="3">A_CallDist</text:h>
      <text:p text:style-name="P3">Finds contacts in each of the 10 call districts. Sorts by band.</text:p>
      <text:p text:style-name="P3"/>
      <text:h text:style-name="P8" text:outline-level="3">A_Y2K</text:h>
      <text:p text:style-name="P3">Checks for member numbers (3930-4134) eligible for this award. Y2K tab. Pete Mann tells me that the award has never been issued by him.</text:p>
      <text:p text:style-name="P3"/>
      <text:h text:style-name="P8" text:outline-level="3">A_Statehood</text:h>
      <text:p text:style-name="P3">Finds contacts in the order states were admitted to the union. Sorts by band. Checks the UTC time if multiple contacts on a day.</text:p>
      <text:p text:style-name="P3"/>
      <text:h text:style-name="P8" text:outline-level="3">A_Wpx</text:h>
      <text:p text:style-name="P3">Looks for unique call prefix, sorts by band.</text:p>
      <text:p text:style-name="P3"/>
      <text:h text:style-name="P8" text:outline-level="3">A_KingsQueens</text:h>
      <text:p text:style-name="P3">Looks for contacts with Top Op award winners. Sorts by band. Column E has a 2 for duplicate winners and a 1 for those contacted. Each Top Op winner can be used once. The first 12 contacts in a band are marked as used. The others are shown on the sheet but saved for use in other bands. You might need to reformat some columns. TopOP tab.</text:p>
      <text:p text:style-name="P3"/>
      <text:h text:style-name="P8" text:outline-level="3">A_Postal</text:h>
      <text:p text:style-name="P3">Looks for postal abbreviation for states in the prefix or suffix of call signs. Sorts by band. Postal tab.</text:p>
      <text:p text:style-name="P3"/>
      <text:h text:style-name="P8" text:outline-level="3">A_VIP</text:h>
      <text:p text:style-name="P3">Checks for contacts with VIP members. Correct the column formatting if the numbers look odd.VIP tab.</text:p>
      <text:p text:style-name="P3"/>
      <text:h text:style-name="P8" text:outline-level="3"><text:soft-page-break/>A_SpellBee</text:h>
      <text:p text:style-name="P3">Checks the first and last letter of the call sign suffix to form the OMINTERNATIONALSIDEBANDSOCIETYINCORPORATED word. Sorts by band SBee tab.</text:p>
      <text:p text:style-name="P3"/>
      <text:h text:style-name="P8" text:outline-level="3">A_Capitols</text:h>
      <text:p text:style-name="P3">Looks in the address field (column R) of OM_Ct for state capitals. If not found, checks list on Capitols tab for member residence. Capitols tab.</text:p>
      <text:p text:style-name="P3"/>
      <text:h text:style-name="P8" text:outline-level="3">A_Centurion</text:h>
      <text:p text:style-name="P3">Sort contacts by member number into centuries (member # ending 00-99). Eighty contacts needed for each century award. Centurion tab. Column BT holds the number found in each century.</text:p>
      <text:p text:style-name="P3"/>
      <text:h text:style-name="P8" text:outline-level="3">A_FamilyTree</text:h>
      <text:p text:style-name="P3">Uses the last two digits of your member number to find family members. Your family number must be stored in cell BH2 of the FamilyTree tab. Sorted by band. A family member may be used only once, so if you want single band endorsements, don't use the display in columns BA-BF.</text:p>
      <text:p text:style-name="P3"/>
      <text:h text:style-name="P8" text:outline-level="3">A_StateFlag</text:h>
      <text:p text:style-name="P3">Checks for five unique contacts in each state. Sorts by band. StateFlag tab.</text:p>
      <text:p text:style-name="P3"/>
      <text:h text:style-name="P8" text:outline-level="3">A_GridSquare</text:h>
      <text:p text:style-name="P3">Sorts grid square contacts by band. Each contact must be unique. Gridsq Tab. Cell AY1 holds the number of unique grid squares found. Columns BA-BF hold the multiband results. Mobile and portable contacts usually contain the Grid Square of their QTH, not the location where the contact was made. To be accurate, you need to update OM_Ct with the grid square of the contact. Cell AY1 holds the number of unique grid squares found</text:p>
      <text:p text:style-name="P3"/>
      <text:h text:style-name="P8" text:outline-level="3">A_RiverRoad</text:h>
      <text:p text:style-name="P3">Looks for contacts in the counties along the Mississippi River. While this is sorted by band, no band endorsement is available. River tab.</text:p>
      <text:p text:style-name="P3"/>
      <text:h text:style-name="P8" text:outline-level="3">A_Cobb</text:h>
      <text:p text:style-name="P3">Uses contacts in GA and OH counties to spell Sleepy's name. Cobb Tab.</text:p>
      <text:p text:style-name="P3"/>
      <text:h text:style-name="P8" text:outline-level="3"><text:soft-page-break/>A_FatherTime</text:h>
      <text:p text:style-name="P3">Looks for contacts with members whose number is less than 3000. Sorts into groups of 5. Sorts by band. FatherTime tab.</text:p>
      <text:p text:style-name="P3"/>
      <text:h text:style-name="P8" text:outline-level="3">A_US_Military</text:h>
      <text:p text:style-name="P3">Looks for 25 contacts in each US Military Service. Sort by band. US_Military tab.</text:p>
      <text:p text:style-name="P3"/>
      <text:h text:style-name="P8" text:outline-level="3">A_Princess</text:h>
      <text:p text:style-name="P3">Searches for YL contacts (12 needed). Sorts by band. YL member numbers stored on the XYL tab and needs to be updated as new members arrive. No easy method to do this. XYL Tab.</text:p>
      <text:p text:style-name="P3"/>
      <text:h text:style-name="P8" text:outline-level="3">A_DXCC</text:h>
      <text:p text:style-name="P3">Tracks DX contacts and sorts by band. Canadian Provinces, Alaska, Hawaii, Puerto Rico, Guam, and Virgin Islands are recognized as DX. Column L is checked for DX and if found, marked in red. If red, check column Y for country. <text:span text:style-name="T2">You will may need to add the country manually since the country is not always entered into Net Logger. This routine uses the data in column Y to find DX stations.</text:span></text:p>
      <text:p text:style-name="P5"/>
      <text:h text:style-name="P8" text:outline-level="3">A_President</text:h>
      <text:p text:style-name="P3">Uses the list of US Presidents in column DG of President tab to find counties with the same name (column M of OM_Ct tab) then searches the city column (K) and address column (R) for a string that contains President, state as in Washington, OK. The city and address columns in Net Logger often do not have the city name and therefore it will need to be manually entered. When entering the city name in columns K or R, enter only the town name.</text:p>
      <text:p text:style-name="P3">Net controllers often use the city field in Net Logger for random values and these are carried over in the import. If the macro finds a match in the city or address column, check that the data in OM_Ct are valid.</text:p>
      <text:p text:style-name="P3"/>
      <text:h text:style-name="P8" text:outline-level="3">A_CityCounty</text:h>
      <text:p text:style-name="P3">This macro uses the county name (column M) and searches city name (column R) for a match. Your responsibility is to ensure that the city name be entered at least once for each contact when the city and county have the same name. Sometimes the city name can be found in the QTH column(K).</text:p>
      <text:p text:style-name="P3"/>
      <text:h text:style-name="P8" text:outline-level="3"><text:soft-page-break/>A_Fort</text:h>
      <text:p text:style-name="P3">This macro searches the city column for US localities whose name starts with Fort. Only one county, Fort Bend, TX has a name starting with Fort and the other localities are listed in column CW of the Fort tab. This list was compiled using an internet search of US place names and may not be all inclusive. The search string from column CW is used to search the city column (K) of the OM_Ct tab for a match.</text:p>
      <text:p text:style-name="P5"/>
      <text:h text:style-name="P8" text:outline-level="3">A_Clergy</text:h>
      <text:p text:style-name="P4">The list of self-identified members of the clergy is in columns A, B, and C of the Clergy tab. This list can be updated using information on the OMISS web site on the page of award rules, Clergy Award. OM_Ct is searched for OMISS numbers that match column A of the Clergy tab and sorted by band into groups of 5 contacts.</text:p>
      <text:p text:style-name="P4"/>
      <text:p text:style-name="P3"/>
      <text:p text:style-name="P3">The macros whose name does not start with “A_” are subroutines called by other macros. Often parameters are passed in the call and <text:span text:style-name="T5">these macros should not be run from the run macro tool</text:span>.</text:p>
      <text:p text:style-name="P3"/>
      <text:p text:style-name="P3">Each tab is formatted so that if the section is printed as a PDF image, it can be sent to the Awards Manager with the award application and simplifies the verification of the conta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OO_2022Template.ods</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addox</meta:initial-creator>
    <meta:creation-date>2014-02-26T09:38:51.24</meta:creation-date>
    <dc:date>2021-06-11T08:12:21.13</dc:date>
    <dc:creator>Paul Reedy</dc:creator>
    <meta:editing-duration>P7DT8H24M36S</meta:editing-duration>
    <meta:editing-cycles>29</meta:editing-cycles>
    <meta:generator>OpenOffice/4.1.10$Win32 OpenOffice.org_project/4110m2$Build-9807</meta:generator>
    <meta:document-statistic meta:table-count="0" meta:image-count="5" meta:object-count="0" meta:page-count="11" meta:paragraph-count="165" meta:word-count="2528" meta:character-count="14347"/>
  </office:meta>
</office:document-meta>
</file>